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opacity-name=""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735cm" fo:min-width="14.359cm"/>
    </style:style>
    <style:style style:name="gr11" style:family="graphic" style:parent-style-name="standard">
      <style:graphic-properties svg:stroke-color="#579835" draw:fill-color="#ffffff" draw:textarea-horizontal-align="justify" draw:textarea-vertical-align="middle" draw:auto-grow-height="false" fo:min-height="9.783cm" fo:min-width="14.359cm"/>
    </style:style>
    <style:style style:name="P1" style:family="paragraph">
      <style:paragraph-properties fo:text-align="start"/>
      <style:text-properties fo:color="#579835"/>
    </style:style>
    <style:style style:name="P2" style:family="paragraph">
      <loext:graphic-properties draw:fill-color="#c2e0ae"/>
      <style:paragraph-properties fo:text-align="start"/>
      <style:text-properties fo:color="#579835"/>
    </style:style>
    <style:style style:name="P3" style:family="paragraph">
      <style:paragraph-properties fo:text-align="start"/>
      <style:text-properties fo:color="#ccbe00" style:font-name="DejaVu Sans"/>
    </style:style>
    <style:style style:name="P4" style:family="paragraph">
      <loext:graphic-properties draw:fill-color="#fff9ae"/>
      <style:paragraph-properties fo:text-align="start"/>
      <style:text-properties fo:color="#ccbe00" style:font-name="DejaVu Sans" fo:background-color="#a09600"/>
    </style:style>
    <style:style style:name="P5" style:family="paragraph">
      <style:paragraph-properties fo:text-align="start"/>
      <style:text-properties fo:color="#00599d" style:font-name="DejaVu Sans" fo:font-size="14pt" style:font-size-asian="14pt" style:font-size-complex="14pt"/>
    </style:style>
    <style:style style:name="P6" style:family="paragraph">
      <loext:graphic-properties draw:fill-color="#adc5e7" draw:opacity="50%"/>
      <style:paragraph-properties fo:text-align="start"/>
      <style:text-properties fo:color="#00599d" style:font-name="DejaVu Sans" fo:font-size="14pt" style:font-size-asian="14pt" style:font-size-complex="14pt"/>
    </style:style>
    <style:style style:name="P7" style:family="paragraph">
      <style:paragraph-properties fo:text-align="center"/>
      <style:text-properties fo:color="#ffffff" style:font-name="DejaVu Sans"/>
    </style:style>
    <style:style style:name="P8" style:family="paragraph">
      <style:paragraph-properties fo:text-align="center"/>
      <style:text-properties fo:color="#ffffff" style:font-name="DejaVu Sans" fo:font-size="16pt" style:font-size-asian="16pt" style:font-size-complex="16pt"/>
    </style:style>
    <style:style style:name="P9" style:family="paragraph">
      <loext:graphic-properties draw:fill="none"/>
      <style:paragraph-properties fo:text-align="center"/>
    </style:style>
    <style:style style:name="P10" style:family="paragraph">
      <style:paragraph-properties fo:text-align="center"/>
      <style:text-properties fo:color="#ccbe00"/>
    </style:style>
    <style:style style:name="P11" style:family="paragraph">
      <loext:graphic-properties draw:fill-color="#ffffff"/>
      <style:paragraph-properties fo:text-align="center"/>
      <style:text-properties fo:color="#ccbe00"/>
    </style:style>
    <style:style style:name="P12" style:family="paragraph">
      <style:paragraph-properties fo:text-align="center"/>
      <style:text-properties fo:color="#579835"/>
    </style:style>
    <style:style style:name="P13" style:family="paragraph">
      <loext:graphic-properties draw:fill-color="#ffffff"/>
      <style:paragraph-properties fo:text-align="center"/>
      <style:text-properties fo:color="#579835"/>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style>
    <style:style style:name="T7" style:family="text">
      <style:text-properties fo:font-variant="normal" fo:text-transform="none" fo:color="#ccbe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579835"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Data combining</text:span></text:p>
          <draw:enhanced-geometry svg:viewBox="0 0 21600 21600" draw:type="rectangle" draw:enhanced-path="M 0 0 L 21600 0 21600 21600 0 21600 0 0 Z N"/>
        </draw:custom-shape>
        <draw:custom-shape draw:style-name="gr2" draw:text-style-name="P4" draw:layer="layout" svg:width="27.7cm" svg:height="8.001cm" svg:x="1cm" svg:y="1cm">
          <text:p text:style-name="P3"><text:span text:style-name="T2">Data gathering</text:span></text:p>
          <draw:enhanced-geometry svg:viewBox="0 0 21600 21600" draw:type="rectangle" draw:enhanced-path="M 0 0 L 21600 0 21600 21600 0 21600 0 0 Z N"/>
        </draw:custom-shape>
        <draw:custom-shape draw:style-name="gr3" draw:text-style-name="P6" draw:layer="layout" svg:width="7.366cm" svg:height="9.652cm" svg:x="3.286cm" svg:y="6.715cm">
          <text:p text:style-name="P5"><text:span text:style-name="T3">Skyscraper</text:span></text:p>
          <draw:enhanced-geometry svg:viewBox="0 0 21600 21600" draw:type="rectangle" draw:enhanced-path="M 0 0 L 21600 0 21600 21600 0 21600 0 0 Z N"/>
        </draw:custom-shape>
        <draw:custom-shape draw:style-name="gr4" draw:text-style-name="P7" xml:id="id1" draw:id="id1" draw:layer="layout" svg:width="7.874cm" svg:height="3.81cm" svg:x="3.032cm" svg:y="1.889cm">
          <text:p text:style-name="P7"><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xml:id="id2" draw:id="id2" draw:layer="layout" svg:width="3.556cm" svg:height="2.206cm" svg:x="5.191cm" svg:y="7.811cm">
          <text:p text:style-name="P8"><text:span text:style-name="T5">R</text:span><text:span text:style-name="T5">e</text:span><text:span text:style-name="T5">s</text:span><text:span text:style-name="T5">o</text:span><text:span text:style-name="T5">u</text:span><text:span text:style-name="T5">r</text:span><text:span text:style-name="T5">c</text:span><text:span text:style-name="T5">e</text:span></text:p>
          <text:p text:style-name="P8"><text:span text:style-name="T5">c</text:span><text:span text:style-name="T5">a</text:span><text:span text:style-name="T5">c</text:span><text:span text:style-name="T5">h</text:span><text:span text:style-name="T5">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xml:id="id5" draw:id="id5" draw:layer="layout" svg:width="5.842cm" svg:height="1.905cm" svg:x="4.048cm" svg:y="17.002cm">
          <text:p text:style-name="P8"><text:span text:style-name="T5">F</text:span><text:span text:style-name="T5">r</text:span><text:span text:style-name="T5">o</text:span><text:span text:style-name="T5">n</text:span><text:span text:style-name="T5">t</text:span><text:span text:style-name="T5">e</text:span><text:span text:style-name="T5">n</text:span><text:span text:style-name="T5">d</text:span></text:p>
          <text:p text:style-name="P8"><text:span text:style-name="T5">g</text:span><text:span text:style-name="T5">a</text:span><text:span text:style-name="T5">m</text:span><text:span text:style-name="T5">e</text:span><text:span text:style-name="T5"> </text:span><text:span text:style-name="T5">l</text:span><text:span text:style-name="T5">i</text:span><text:span text:style-name="T5">s</text:span><text:span text:style-name="T5">t</text:span></text:p>
          <draw:enhanced-geometry svg:viewBox="0 0 21600 21600" draw:type="rectangle" draw:enhanced-path="M 0 0 L 21600 0 21600 21600 0 21600 0 0 Z N"/>
        </draw:custom-shape>
        <draw:custom-shape draw:style-name="gr7" draw:text-style-name="P8" xml:id="id3" draw:id="id3" draw:layer="layout" svg:width="5.334cm" svg:height="2.159cm" svg:x="4.302cm" svg:y="10.906cm">
          <text:p text:style-name="P8"><text:span text:style-name="T5">Ar</text:span><text:span text:style-name="T5">t</text:span><text:span text:style-name="T5">w</text:span><text:span text:style-name="T5">or</text:span><text:span text:style-name="T5">k</text:span></text:p>
          <text:p text:style-name="P8"><text:span text:style-name="T5">c</text:span><text:span text:style-name="T5">o</text:span><text:span text:style-name="T5">m</text:span><text:span text:style-name="T5">p</text:span><text:span text:style-name="T5">os</text:span><text:span text:style-name="T5">it</text:span><text:span text:style-name="T5">or</text:span></text:p>
          <draw:enhanced-geometry svg:viewBox="0 0 21600 21600" draw:type="rectangle" draw:enhanced-path="M 0 0 L 21600 0 21600 21600 0 21600 0 0 Z N"/>
        </draw:custom-shape>
        <draw:custom-shape draw:style-name="gr8" draw:text-style-name="P8" xml:id="id4" draw:id="id4" draw:layer="layout" svg:width="5.334cm" svg:height="2.032cm" svg:x="4.302cm" svg:y="13.827cm">
          <text:p text:style-name="P8"><text:span text:style-name="T5">Game list</text:span></text:p>
          <text:p text:style-name="P8"><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9" draw:layer="layout" draw:type="curve" svg:x1="6.969cm" svg:y1="5.699cm" svg:x2="6.969cm" svg:y2="7.811cm" draw:start-shape="id1" draw:start-glue-point="2" draw:end-shape="id2" svg:d="M6969 5699v2112" svg:viewBox="0 0 1 2113">
          <text:p/>
        </draw:connector>
        <draw:connector draw:style-name="gr9" draw:text-style-name="P9" draw:layer="layout" draw:type="curve" svg:x1="6.969cm" svg:y1="10.017cm" svg:x2="6.969cm" svg:y2="10.906cm" draw:start-shape="id2" draw:start-glue-point="7" draw:end-shape="id3" draw:end-glue-point="0" svg:d="M6969 10017v889" svg:viewBox="0 0 1 890">
          <text:p/>
        </draw:connector>
        <draw:connector draw:style-name="gr9" draw:text-style-name="P9" draw:layer="layout" draw:type="curve" svg:x1="6.969cm" svg:y1="13.065cm" svg:x2="6.969cm" svg:y2="13.827cm" draw:start-shape="id3" draw:start-glue-point="2" draw:end-shape="id4" draw:end-glue-point="0" svg:d="M6969 13065v762" svg:viewBox="0 0 1 763">
          <text:p/>
        </draw:connector>
        <draw:connector draw:style-name="gr9" draw:text-style-name="P9" draw:layer="layout" draw:type="curve" svg:x1="6.969cm" svg:y1="15.859cm" svg:x2="6.969cm" svg:y2="17.002cm" draw:start-shape="id4" draw:start-glue-point="2" draw:end-shape="id5" draw:end-glue-point="0" svg:d="M6969 15859v1143" svg:viewBox="0 0 1 1144">
          <text:p/>
        </draw:connector>
        <draw:custom-shape draw:style-name="gr10" draw:text-style-name="P11" draw:layer="layout" svg:width="14.859cm" svg:height="6.985cm" svg:x="13.319cm" svg:y="1.508cm">
          <text:p text:style-name="P10"><text:span text:style-name="T6">“</text:span><text:span text:style-name="T6">Skyscraper -p [platform] -s [scraping </text:span><text:span text:style-name="T6">module]”</text:span></text:p>
          <text:p text:style-name="P10"><text:span text:style-name="T6"/></text:p>
          <text:p text:style-name="P10"><text:span text:style-name="T7">E.g. “</text:span><text:span text:style-name="T6">Skyscraper -p snes -s </text:span><text:span text:style-name="T6">screenscraper”</text:span></text:p>
          <text:p text:style-name="P10"><text:span text:style-name="T7">or “</text:span><text:span text:style-name="T6">Skyscraper -p snes -s thegamesdb”</text:span></text:p>
          <draw:enhanced-geometry svg:viewBox="0 0 21600 21600" draw:type="rectangle" draw:enhanced-path="M 0 0 L 21600 0 21600 21600 0 21600 0 0 Z N"/>
        </draw:custom-shape>
        <draw:custom-shape draw:style-name="gr11" draw:text-style-name="P13" draw:layer="layout" svg:width="14.859cm" svg:height="10.033cm" svg:x="13.319cm" svg:y="9.509cm">
          <text:p text:style-name="P12"><text:span text:style-name="T1">“</text:span><text:span text:style-name="T1">Skyscraper -p [platform]”</text:span></text:p>
          <text:p text:style-name="P12"><text:span text:style-name="T1"/></text:p>
          <text:p text:style-name="P12"><text:span text:style-name="T8">E.g. “</text:span><text:span text:style-name="T1">Skyscraper -p snes”</text:span></text:p>
          <text:p text:style-name="P12"><text:span text:style-name="T1"/></text:p>
          <text:p text:style-name="P12"><text:span text:style-name="T1">“</text:span><text:span text:style-name="T1">-s localdb” is implicitly added as it is</text:span></text:p>
          <text:p text:style-name="P12"><text:span text:style-name="T1">the default scraping module</text:span></text:p>
          <text:p text:style-name="P12"><text:span text:style-name="T1"/></text:p>
          <text:p text:style-name="P12"><text:span text:style-name="T1">“</text:span><text:span text:style-name="T1">localdb” is the module that scrapes</text:span></text:p>
          <text:p text:style-name="P12"><text:span text:style-name="T1">exclusively from all cached data</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8-12-22T19:46:25.993571621</dc:date>
    <meta:editing-duration>PT16M14S</meta:editing-duration>
    <meta:editing-cycles>15</meta:editing-cycles>
    <meta:generator>LibreOffice/6.0.7.3$Linux_X86_64 LibreOffice_project/00m0$Build-3</meta:generator>
    <meta:document-statistic meta:object-count="14"/>
  </office:meta>
</office:document-meta>
</file>